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3.55pt"/>
    </style:style>
    <style:style style:name="co2" style:family="table-column">
      <style:table-column-properties fo:break-before="auto" style:column-width="64.86pt"/>
    </style:style>
    <style:style style:name="co3" style:family="table-column">
      <style:table-column-properties fo:break-before="auto" style:column-width="76.5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Object Name</text:p>
          </table:table-cell>
          <table:table-cell office:value-type="string" calcext:value-type="string">
            <text:p>Type</text:p>
          </table:table-cell>
          <table:table-cell office:value-type="string" calcext:value-type="string">
            <text:p>Relationship</text:p>
          </table:table-cell>
        </table:table-row>
        <table:table-row table:style-name="ro1">
          <table:table-cell office:value-type="string" calcext:value-type="string">
            <text:p>Actual Patterns</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Availabilty Plan</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Business impact analysis</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Capacity Plan</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Charging Models</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Charging Models</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CMDB</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Configuration Item</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Core Service</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Cost Data</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Cost of Non-Availability</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Financial information</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IT Budget</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IT Service Continuity Plan</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Policies</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Provisioning Value</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Reports on investment</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Service Catalogue</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Service investment analysis</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Service Provisioning Cost Assessment</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SLA</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Strategic requirements for new services</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Supplier Contract</text:p>
          </table:table-cell>
          <table:table-cell office:value-type="string" calcext:value-type="string">
            <text:p>Data Cluster</text:p>
          </table:table-cell>
          <table:table-cell office:value-type="string" calcext:value-type="string">
            <text:p>is input for</text:p>
          </table:table-cell>
        </table:table-row>
        <table:table-row table:style-name="ro1">
          <table:table-cell office:value-type="string" calcext:value-type="string">
            <text:p>Value proposition</text:p>
          </table:table-cell>
          <table:table-cell office:value-type="string" calcext:value-type="string">
            <text:p>Data Cluster</text:p>
          </table:table-cell>
          <table:table-cell office:value-type="string" calcext:value-type="string">
            <text:p>has as output</text:p>
          </table:table-cell>
        </table:table-row>
        <table:table-row table:style-name="ro1">
          <table:table-cell office:value-type="string" calcext:value-type="string">
            <text:p>All strategies have a comprehensive analysis of investment and returns, conducted with information from financial management for IT services</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Charges are calculated so as to allow the service provider to meet its recovery targets</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Charging for IT services is conducted as agreed with customers</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Complaints or queries about charges raised occur below an agreed percentage, and are resolved within an agreed tim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Customer and service assets are recorded in the configuration management system, and all required financial information is complet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Deviations in expenditure or income above a specified percentage must be reported to the appropriate level of management, together with an action plan to rectify the situation. Action plans will be measured by whether they achieved the result </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Each major decision will be reviewed in terms of the accuracy of the outcome compared to what was forecast</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Enterprise financial management has established standards, policies and charts of accounts which it requires all business units to use and comply with. Audits will indicate the extent of complianc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External service providers are able to sell services at the required levels of profitability</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Financial forecasts are accurate to within an agreed percentage of the forecast amount</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Financial reports are structured according to the service in the service portfolio</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For external service providers: the expenditure and income of each business unit is reported in a timely and accurate fashion, according to enterprise financial management requirements</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For internal service providers: the expenditure of the service provider is recorded in a timely and accurate fashion, according to enterprise financial management requirements</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Funding is made available for research and development of new services, or improvements to existing services </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Internal service providers receive the funding required to provide the agreed services – showing a break-even at the end of the financial planning period</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No penalties or fines are incurred due to non-compliance with regulatory or legislative requirements.</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Regular reports are produced on the costs and utilization of customer and service assets and action plans are targeted for any deviations from required performance or utilization</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Regular reports are provided on the costs of services in design, transition and operation</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Review of strategies indicates that financial forecasts were accurate to within an acceptable percentag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Standard financial reports (as determined by policy or regulation) are produced on time and provided to the appropriate stakeholder</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The cost of each service is reported on a monthly, quarterly and/or annual basis, and compared with the return achieved by that servic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The financial management for IT services framework specifies how services will be accounted for, and regular reports are submitted and used as a basis for measuring the service provider’s performanc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The service provider uses an accounting system, and this is configured to report on its costs by service</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Timely and accurate provision of financial information for service analysis during service portfolio management</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Timely and accurate submission of financial reports by each organizational unit</text:p>
          </table:table-cell>
          <table:table-cell office:value-type="string" calcext:value-type="string">
            <text:p>Metric / KPI</text:p>
          </table:table-cell>
          <table:table-cell office:value-type="string" calcext:value-type="string">
            <text:p>is measured by</text:p>
          </table:table-cell>
        </table:table-row>
        <table:table-row table:style-name="ro1">
          <table:table-cell office:value-type="string" calcext:value-type="string">
            <text:p>Introducing dedicated financial management processes for an internal service provider, when finances are already being managed at an enterprise level, may be viewed as unnecessary and a waste of money and time. However, there is a real risk that</text:p>
          </table:table-cell>
          <table:table-cell office:value-type="string" calcext:value-type="string">
            <text:p>Risk</text:p>
          </table:table-cell>
          <table:table-cell office:value-type="string" calcext:value-type="string">
            <text:p>occurs at</text:p>
          </table:table-cell>
        </table:table-row>
        <table:table-row table:style-name="ro1">
          <table:table-cell office:value-type="string" calcext:value-type="string">
            <text:p>Organizations that do not have adequate financial management processes for IT services may find themselves exposed to penalties for non-compliance with legislative or regulatory requirements</text:p>
          </table:table-cell>
          <table:table-cell office:value-type="string" calcext:value-type="string">
            <text:p>Risk</text:p>
          </table:table-cell>
          <table:table-cell office:value-type="string" calcext:value-type="string">
            <text:p>occurs at</text:p>
          </table:table-cell>
        </table:table-row>
        <table:table-row table:style-name="ro1">
          <table:table-cell office:value-type="string" calcext:value-type="string">
            <text:p>Staff need to be available who understand the world of the service provider (in this case IT), as well as the world of cost accounting</text:p>
          </table:table-cell>
          <table:table-cell office:value-type="string" calcext:value-type="string">
            <text:p>Risk</text:p>
          </table:table-cell>
          <table:table-cell office:value-type="string" calcext:value-type="string">
            <text:p>occurs at</text:p>
          </table:table-cell>
        </table:table-row>
        <table:table-row table:style-name="ro1">
          <table:table-cell office:value-type="string" calcext:value-type="string">
            <text:p>Service Manager</text:p>
          </table:table-cell>
          <table:table-cell office:value-type="string" calcext:value-type="string">
            <text:p>Role</text:p>
          </table:table-cell>
          <table:table-cell office:value-type="string" calcext:value-type="string">
            <text:p>carries out</text:p>
          </table:table-cell>
        </table:table-row>
      </table:table>
      <table:named-expressions/>
      <table:database-ranges>
        <table:database-range table:name="__Anonymous_Sheet_DB__0" table:target-range-address="Sheet1.A1:Sheet1.C54"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7:34:53.254578000</meta:creation-date>
    <dc:date>2016-12-02T08:43:40.853260000</dc:date>
    <meta:editing-duration>PT14H45M43S</meta:editing-duration>
    <meta:editing-cycles>1</meta:editing-cycles>
    <meta:document-statistic meta:table-count="1" meta:cell-count="162" meta:object-count="0"/>
    <meta:generator>LibreOffice/5.2.1.2$MacOSX_X86_64 LibreOffice_project/31dd62db80d4e60af04904455ec9c9219178d620</meta:generator>
  </office:meta>
</office:document-meta>
</file>